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1f172" officeooo:paragraph-rsid="0034479a"/>
    </style:style>
    <style:style style:name="P2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a1c1e" loext:opacity="100%" style:font-name="Inter" fo:font-size="12pt" fo:letter-spacing="normal" fo:font-style="normal" fo:font-weight="bold" officeooo:rsid="002ce24b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1a1c1e" loext:opacity="100%" style:font-name="Inter" fo:font-size="10.5pt" fo:letter-spacing="normal" fo:font-style="normal" fo:font-weight="normal" officeooo:rsid="002ce24b" style:font-size-asian="12pt" style:font-weight-asian="bold" style:font-weight-complex="bold"/>
    </style:style>
    <style:style style:name="P4" style:family="paragraph" style:parent-style-name="Text_20_body" style:list-style-name="L1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color="#000000" loext:opacity="100%" style:font-name="Arial1" fo:font-weight="bold" officeooo:rsid="002ce24b" style:font-size-asian="12pt" style:font-weight-asian="bold" style:font-weight-complex="bold"/>
    </style:style>
    <style:style style:name="P5" style:family="paragraph" style:parent-style-name="Text_20_body" style:list-style-name="L1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1a1c1e" loext:opacity="100%" style:font-name="Inter" fo:font-size="10.5pt" fo:letter-spacing="normal" fo:font-style="normal" fo:font-weight="normal" officeooo:rsid="002ce24b" style:font-size-asian="12pt" style:font-weight-asian="bold" style:font-weight-complex="bold"/>
    </style:style>
    <style:style style:name="P6" style:family="paragraph" style:parent-style-name="Text_20_body" style:list-style-name="L2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color="#000000" loext:opacity="100%" style:font-name="Arial1" fo:font-weight="bold" officeooo:rsid="002ce24b" style:font-size-asian="12pt" style:font-weight-asian="bold" style:font-weight-complex="bold"/>
    </style:style>
    <style:style style:name="P7" style:family="paragraph" style:parent-style-name="Text_20_body" style:list-style-name="L2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1a1c1e" loext:opacity="100%" style:font-name="Inter" fo:font-size="10.5pt" fo:letter-spacing="normal" fo:font-style="normal" fo:font-weight="normal" officeooo:rsid="002ce24b" style:font-size-asian="12pt" style:font-weight-asian="bold" style:font-weight-complex="bold"/>
    </style:style>
    <style:style style:name="P8" style:family="paragraph" style:parent-style-name="Text_20_body" style:list-style-name="L3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color="#000000" loext:opacity="100%" style:font-name="Arial1" fo:font-weight="bold" officeooo:rsid="002ce24b" style:font-size-asian="12pt" style:font-weight-asian="bold" style:font-weight-complex="bold"/>
    </style:style>
    <style:style style:name="P9" style:family="paragraph" style:parent-style-name="Text_20_body" style:list-style-name="L3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1a1c1e" loext:opacity="100%" style:font-name="Inter" fo:font-size="10.5pt" fo:letter-spacing="normal" fo:font-style="normal" fo:font-weight="normal" officeooo:rsid="002ce24b" style:font-size-asian="12pt" style:font-weight-asian="bold" style:font-weight-complex="bold"/>
    </style:style>
    <style:style style:name="P10" style:family="paragraph" style:parent-style-name="Text_20_body" style:list-style-name="L4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color="#000000" loext:opacity="100%" style:font-name="Arial1" fo:font-weight="bold" officeooo:rsid="002ce24b" style:font-size-asian="12pt" style:font-weight-asian="bold" style:font-weight-complex="bold"/>
    </style:style>
    <style:style style:name="P11" style:family="paragraph" style:parent-style-name="Text_20_body" style:list-style-name="L4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1a1c1e" loext:opacity="100%" style:font-name="Inter" fo:font-size="10.5pt" fo:letter-spacing="normal" fo:font-style="normal" fo:font-weight="normal" officeooo:rsid="002ce24b" style:font-size-asian="12pt" style:font-weight-asian="bold" style:font-weight-complex="bold"/>
    </style:style>
    <style:style style:name="P12" style:family="paragraph" style:parent-style-name="Text_20_body" style:list-style-name="L5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color="#000000" loext:opacity="100%" style:font-name="Arial1" fo:font-weight="bold" officeooo:rsid="002ce24b" style:font-size-asian="12pt" style:font-weight-asian="bold" style:font-weight-complex="bold"/>
    </style:style>
    <style:style style:name="P13" style:family="paragraph" style:parent-style-name="Text_20_body" style:list-style-name="L5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1a1c1e" loext:opacity="100%" style:font-name="Inter" fo:font-size="10.5pt" fo:letter-spacing="normal" fo:font-style="normal" fo:font-weight="normal" officeooo:rsid="002ce24b" style:font-size-asian="12pt" style:font-weight-asian="bold" style:font-weight-complex="bold"/>
    </style:style>
    <style:style style:name="P14" style:family="paragraph" style:parent-style-name="Text_20_body" style:list-style-name="L6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color="#000000" loext:opacity="100%" style:font-name="Arial1" fo:font-weight="bold" officeooo:rsid="002ce24b" style:font-size-asian="12pt" style:font-weight-asian="bold" style:font-weight-complex="bold"/>
    </style:style>
    <style:style style:name="P15" style:family="paragraph" style:parent-style-name="Text_20_body" style:list-style-name="L6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1a1c1e" loext:opacity="100%" style:font-name="Inter" fo:font-size="10.5pt" fo:letter-spacing="normal" fo:font-style="normal" fo:font-weight="normal" officeooo:rsid="002ce24b" style:font-size-asian="12pt" style:font-weight-asian="bold" style:font-weight-complex="bold"/>
    </style:style>
    <style:style style:name="P16" style:family="paragraph" style:parent-style-name="Standard">
      <style:text-properties officeooo:rsid="0001f172" officeooo:paragraph-rsid="0034479a"/>
    </style:style>
    <style:style style:name="T1" style:family="text">
      <style:text-properties fo:font-variant="normal" fo:text-transform="none" fo:color="#1a1c1e" loext:opacity="100%" style:font-name="Inter" fo:font-size="12pt" fo:letter-spacing="normal" fo:font-style="normal" fo:font-weight="bold" officeooo:rsid="002ce24b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1a1c1e" loext:opacity="100%" style:font-name="Inter" fo:font-size="10.5pt" fo:letter-spacing="normal" fo:font-style="normal" fo:font-weight="normal"/>
    </style:style>
    <style:style style:name="T3" style:family="text">
      <style:text-properties fo:font-variant="normal" fo:text-transform="none" fo:color="#1a1c1e" loext:opacity="100%" style:font-name="Inter" fo:font-size="10.5pt" fo:letter-spacing="normal" fo:font-style="italic" fo:font-weight="normal"/>
    </style:style>
    <style:style style:name="T4" style:family="text">
      <style:text-properties fo:font-style="italic"/>
    </style:style>
    <style:style style:name="T5" style:family="text">
      <style:text-properties fo:font-variant="normal" fo:text-transform="none" fo:color="#000000" loext:opacity="100%" style:font-name="Arial1" fo:font-size="12pt" fo:letter-spacing="normal" fo:font-style="normal" fo:font-weight="bold" officeooo:rsid="002ce24b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ESPECIFICACIONES TÉCNICAS: FITNESS TRACKER (SOCIAL &amp; FITNESS)</text:span></text:span></text:h>
      <text:h text:style-name="P2" text:outline-level="2">1. MÓDULO DE USUARIO Y PERFIL</text:h>
      <text:p text:style-name="P3">El usuario dispondrá de un perfil personalizable con gestión de seguridad, privacidad e identidad.</text:p>
      <text:list text:style-name="L1">
        <text:list-item>
          <text:p text:style-name="P4"><text:span text:style-name="Strong_20_Emphasis"><text:span text:style-name="T2">Datos de Registro y Contacto:</text:span></text:span></text:p>
          <text:list>
            <text:list-item>
              <text:p text:style-name="P5">Nombre y Apellidos.</text:p>
            </text:list-item>
            <text:list-item>
              <text:p text:style-name="P5">Número de teléfono.</text:p>
            </text:list-item>
            <text:list-item>
              <text:p text:style-name="P5">Correo electrónico.</text:p>
            </text:list-item>
            <text:list-item>
              <text:p text:style-name="P5">Ubicación: Ciudad, Población, Código Postal.</text:p>
            </text:list-item>
          </text:list>
        </text:list-item>
        <text:list-item>
          <text:p text:style-name="P4"><text:span text:style-name="Strong_20_Emphasis"><text:span text:style-name="T2">Credenciales de Acceso:</text:span></text:span></text:p>
          <text:list>
            <text:list-item>
              <text:p text:style-name="P5">Nombre de usuario (único en el sistema).</text:p>
            </text:list-item>
            <text:list-item>
              <text:p text:style-name="P5">Contraseña (almacenada de forma encriptada/hash).</text:p>
            </text:list-item>
          </text:list>
        </text:list-item>
        <text:list-item>
          <text:p text:style-name="P4"><text:span text:style-name="Strong_20_Emphasis"><text:span text:style-name="T2">Identidad Visual y Social:</text:span></text:span></text:p>
          <text:list>
            <text:list-item>
              <text:p text:style-name="P4"><text:span text:style-name="Strong_20_Emphasis"><text:span text:style-name="T2">Foto de Perfil:</text:span></text:span><text:span text:style-name="T2"> Imagen representativa del usuario.</text:span></text:p>
            </text:list-item>
            <text:list-item>
              <text:p text:style-name="P4"><text:span text:style-name="Strong_20_Emphasis"><text:span text:style-name="T2">Biografía/Estado:</text:span></text:span><text:span text:style-name="T2"> Campo de texto breve (ej. </text:span><text:span text:style-name="T3">"Preparando maratón"</text:span><text:span text:style-name="T2"> o </text:span><text:span text:style-name="T3">"Powerlifting"</text:span><text:span text:style-name="T2">).</text:span></text:p>
            </text:list-item>
          </text:list>
        </text:list-item>
      </text:list>
      <text:h text:style-name="P2" text:outline-level="2">2. SISTEMA DE GAMIFICACIÓN (DESAFÍOS)</text:h>
      <text:p text:style-name="P3">Sistema diseñado para fomentar la competitividad y la retención de usuarios mediante retos comunitarios.</text:p>
      <text:list text:style-name="L2">
        <text:list-item>
          <text:p text:style-name="P6"><text:span text:style-name="Strong_20_Emphasis"><text:span text:style-name="T2">Selección de Desafíos:</text:span></text:span></text:p>
          <text:list>
            <text:list-item>
              <text:p text:style-name="P6"><text:span text:style-name="T2">Los desafíos serán propuestos por la comunidad y elegidos mediante una </text:span><text:span text:style-name="Strong_20_Emphasis"><text:span text:style-name="T2">encuesta mensual</text:span></text:span><text:span text:style-name="T2"> gestionada por la empresa.</text:span></text:p>
            </text:list-item>
          </text:list>
        </text:list-item>
        <text:list-item>
          <text:p text:style-name="P6"><text:span text:style-name="Strong_20_Emphasis"><text:span text:style-name="T2">Estructura del Desafío:</text:span></text:span></text:p>
          <text:list>
            <text:list-item>
              <text:p text:style-name="P6"><text:span text:style-name="Strong_20_Emphasis"><text:span text:style-name="T2">Categoría:</text:span></text:span><text:span text:style-name="T2"> Tipo de actividad o disciplina.</text:span></text:p>
            </text:list-item>
            <text:list-item>
              <text:p text:style-name="P6"><text:span text:style-name="Strong_20_Emphasis"><text:span text:style-name="T2">Duración:</text:span></text:span><text:span text:style-name="T2"> Tiempo límite para completar el reto.</text:span></text:p>
            </text:list-item>
            <text:list-item>
              <text:p text:style-name="P6"><text:span text:style-name="Strong_20_Emphasis"><text:span text:style-name="T2">Objetivo Predefinido:</text:span></text:span><text:span text:style-name="T2"> Meta específica dependiente de la categoría.</text:span></text:p>
            </text:list-item>
          </text:list>
        </text:list-item>
        <text:list-item>
          <text:p text:style-name="P6"><text:span text:style-name="Strong_20_Emphasis"><text:span text:style-name="T2">Validación:</text:span></text:span></text:p>
          <text:list>
            <text:list-item>
              <text:p text:style-name="P7">El usuario enviará los datos necesarios a través de las actividades registradas en la plataforma. El sistema validará el cumplimiento basándose en estos registros.</text:p>
            </text:list-item>
          </text:list>
        </text:list-item>
        <text:list-item>
          <text:p text:style-name="P6"><text:span text:style-name="Strong_20_Emphasis"><text:span text:style-name="T2">Rankings y Estadísticas:</text:span></text:span></text:p>
          <text:list>
            <text:list-item>
              <text:p text:style-name="P6"><text:span text:style-name="T2">Visualización de un ranking tipo competición con los </text:span><text:span text:style-name="Strong_20_Emphasis"><text:span text:style-name="T2">25 primeros usuarios</text:span></text:span><text:span text:style-name="T2">.</text:span></text:p>
            </text:list-item>
            <text:list-item>
              <text:p text:style-name="P7">Datos visibles en la tabla: <text:span text:style-name="T4">Nickname</text:span>, <text:span text:style-name="T4">Posición</text:span> y <text:span text:style-name="T4">Dato estadístico clave</text:span> (el valor que determina su posición).</text:p>
            </text:list-item>
          </text:list>
        </text:list-item>
      </text:list>
      <text:h text:style-name="P2" text:outline-level="2">3. MÓDULO RED SOCIAL</text:h>
      <text:p text:style-name="P3">Funcionalidades para la interacción social y la creación de comunidad.</text:p>
      <text:list text:style-name="L3">
        <text:list-item>
          <text:p text:style-name="P8"><text:span text:style-name="Strong_20_Emphasis"><text:span text:style-name="T2">Privacidad:</text:span></text:span></text:p>
          <text:list>
            <text:list-item>
              <text:p text:style-name="P8"><text:span text:style-name="T2">Sistema de </text:span><text:span text:style-name="Strong_20_Emphasis"><text:span text:style-name="T2">Seguidores/Seguidos</text:span></text:span><text:span text:style-name="T2">.</text:span></text:p>
            </text:list-item>
            <text:list-item>
              <text:p text:style-name="P9">En cuentas configuradas como "Privadas", el usuario deberá aceptar las solicitudes para que terceros puedan ver su perfil y actividad.</text:p>
            </text:list-item>
          </text:list>
        </text:list-item>
        <text:list-item>
          <text:p text:style-name="P8"><text:soft-page-break/><text:span text:style-name="Strong_20_Emphasis"><text:span text:style-name="T2">Feed de Actividad:</text:span></text:span></text:p>
          <text:list>
            <text:list-item>
              <text:p text:style-name="P9">Funcionalidad para compartir y visualizar las actividades deportivas en un muro.</text:p>
            </text:list-item>
          </text:list>
        </text:list-item>
        <text:list-item>
          <text:p text:style-name="P8"><text:span text:style-name="Strong_20_Emphasis"><text:span text:style-name="T2">Interacciones:</text:span></text:span></text:p>
          <text:list>
            <text:list-item>
              <text:p text:style-name="P8"><text:span text:style-name="Strong_20_Emphasis"><text:span text:style-name="T2">Comentarios:</text:span></text:span><text:span text:style-name="T2"> Posibilidad de comentar en actividades propias o de usuarios seguidos.</text:span></text:p>
            </text:list-item>
            <text:list-item>
              <text:p text:style-name="P8"><text:span text:style-name="Strong_20_Emphasis"><text:span text:style-name="T2">Likes:</text:span></text:span><text:span text:style-name="T2"> Reacción rápida a las actividades ("Me gusta").</text:span></text:p>
            </text:list-item>
          </text:list>
        </text:list-item>
      </text:list>
      <text:h text:style-name="P2" text:outline-level="2">4. MÓDULO DE ENTRENAMIENTO FUNCIONAL (FUERZA)</text:h>
      <text:p text:style-name="P3">Registro detallado de sesiones de gimnasio y musculación.</text:p>
      <text:list text:style-name="L4">
        <text:list-item>
          <text:p text:style-name="P10"><text:span text:style-name="Strong_20_Emphasis"><text:span text:style-name="T2">Registro de Ejercicios:</text:span></text:span></text:p>
          <text:list>
            <text:list-item>
              <text:p text:style-name="P10"><text:span text:style-name="T2">Organización jerárquica: </text:span><text:span text:style-name="Strong_20_Emphasis"><text:span text:style-name="T2">Grupo Muscular &gt; Ejercicio</text:span></text:span><text:span text:style-name="T2">.</text:span></text:p>
            </text:list-item>
            <text:list-item>
              <text:p text:style-name="P11">Los músculos y ejercicios se seleccionan mediante menús desplegables predefinidos.</text:p>
            </text:list-item>
            <text:list-item>
              <text:p text:style-name="P11"><text:span text:style-name="T4">Nota:</text:span> Si un músculo o ejercicio no existe en la lista, el usuario deberá contactar con el administrador para su inclusión.</text:p>
            </text:list-item>
          </text:list>
        </text:list-item>
        <text:list-item>
          <text:p text:style-name="P10"><text:span text:style-name="Strong_20_Emphasis"><text:span text:style-name="T2">Detalle de la Serie:</text:span></text:span></text:p>
          <text:list>
            <text:list-item>
              <text:p text:style-name="P11">Para cada ejercicio, el usuario registrará los siguientes parámetros:</text:p>
              <text:list>
                <text:list-item>
                  <text:p text:style-name="P10"><text:span text:style-name="T2">Número de </text:span><text:span text:style-name="Strong_20_Emphasis"><text:span text:style-name="T2">Series</text:span></text:span><text:span text:style-name="T2">.</text:span></text:p>
                </text:list-item>
                <text:list-item>
                  <text:p text:style-name="P10"><text:span text:style-name="T2">Número de </text:span><text:span text:style-name="Strong_20_Emphasis"><text:span text:style-name="T2">Repeticiones</text:span></text:span><text:span text:style-name="T2">.</text:span></text:p>
                </text:list-item>
                <text:list-item>
                  <text:p text:style-name="P10"><text:span text:style-name="Strong_20_Emphasis"><text:span text:style-name="T2">Carga (Kilos)</text:span></text:span><text:span text:style-name="T2"> utilizada.</text:span></text:p>
                </text:list-item>
              </text:list>
            </text:list-item>
          </text:list>
        </text:list-item>
        <text:list-item>
          <text:p text:style-name="P10"><text:span text:style-name="Strong_20_Emphasis"><text:span text:style-name="T2">Métricas y Estadísticas:</text:span></text:span></text:p>
          <text:list>
            <text:list-item>
              <text:p text:style-name="P11">Evaluación del progreso (semanal, mensual y anual) filtrado por grupos musculares.</text:p>
            </text:list-item>
          </text:list>
        </text:list-item>
        <text:list-item>
          <text:p text:style-name="P10"><text:span text:style-name="Strong_20_Emphasis"><text:span text:style-name="T2">Calendario de Actividad:</text:span></text:span></text:p>
          <text:list>
            <text:list-item>
              <text:p text:style-name="P11">Registro automático de "Días de entreno" vs "Días de descanso" basado en la fecha de publicación de las actividades.</text:p>
            </text:list-item>
          </text:list>
        </text:list-item>
      </text:list>
      <text:h text:style-name="P2" text:outline-level="2">5. MÓDULO DE CARDIO (RUNNING / CAMINATA)</text:h>
      <text:p text:style-name="P3">Categorías diferenciadas para carrera y caminata que comparten estructura de datos pero se analizan por separado.</text:p>
      <text:list text:style-name="L5">
        <text:list-item>
          <text:p text:style-name="P12"><text:span text:style-name="Strong_20_Emphasis"><text:span text:style-name="T2">Datos Registrados:</text:span></text:span></text:p>
          <text:list>
            <text:list-item>
              <text:p text:style-name="P12"><text:span text:style-name="Strong_20_Emphasis"><text:span text:style-name="T2">Distancia:</text:span></text:span><text:span text:style-name="T2"> Kilómetros recorridos.</text:span></text:p>
            </text:list-item>
            <text:list-item>
              <text:p text:style-name="P12"><text:span text:style-name="Strong_20_Emphasis"><text:span text:style-name="T2">Tiempo:</text:span></text:span><text:span text:style-name="T2"> Duración total de la actividad.</text:span></text:p>
            </text:list-item>
            <text:list-item>
              <text:p text:style-name="P12"><text:span text:style-name="Strong_20_Emphasis"><text:span text:style-name="T2">Altitud:</text:span></text:span><text:span text:style-name="T2"> Desnivel.</text:span></text:p>
            </text:list-item>
            <text:list-item>
              <text:p text:style-name="P12"><text:span text:style-name="Strong_20_Emphasis"><text:span text:style-name="T2">Rendimiento:</text:span></text:span><text:span text:style-name="T2"> Mejor Km y Peor Km.</text:span></text:p>
            </text:list-item>
            <text:list-item>
              <text:p text:style-name="P12"><text:span text:style-name="Strong_20_Emphasis"><text:span text:style-name="T2">Ritmo Medio:</text:span></text:span><text:span text:style-name="T2"> Calculado automáticamente a partir de los datos introducidos (Tiempo / Distancia).</text:span></text:p>
            </text:list-item>
            <text:list-item>
              <text:p text:style-name="P12"><text:span text:style-name="Strong_20_Emphasis"><text:span text:style-name="T2">Sensación Percibida:</text:span></text:span><text:span text:style-name="T2"> Campo de valoración subjetiva del 1 al 10 ("Cansancio percibido").</text:span></text:p>
            </text:list-item>
          </text:list>
        </text:list-item>
        <text:list-item>
          <text:p text:style-name="P12"><text:span text:style-name="Strong_20_Emphasis"><text:span text:style-name="T2">Estadísticas Específicas:</text:span></text:span></text:p>
          <text:list>
            <text:list-item>
              <text:p text:style-name="P13">Gráfica de evolución.</text:p>
            </text:list-item>
            <text:list-item>
              <text:p text:style-name="P13">Contador de días entrenados.</text:p>
            </text:list-item>
            <text:list-item>
              <text:p text:style-name="P13">Total de Km recorridos.</text:p>
            </text:list-item>
            <text:list-item>
              <text:p text:style-name="P13"><text:soft-page-break/>Registro en calendario (días activos vs. días de descanso).</text:p>
            </text:list-item>
          </text:list>
        </text:list-item>
      </text:list>
      <text:h text:style-name="P2" text:outline-level="2">6. PANEL DE ADMINISTRACIÓN</text:h>
      <text:p text:style-name="P3">Herramientas de gestión y control exclusivas para los administradores del sistema.</text:p>
      <text:list text:style-name="L6">
        <text:list-item>
          <text:p text:style-name="P14"><text:span text:style-name="Strong_20_Emphasis"><text:span text:style-name="T2">Gestión General (CRUD):</text:span></text:span><text:span text:style-name="T2"> Capacidad para eliminar o actualizar registros generales del sistema.</text:span></text:p>
        </text:list-item>
        <text:list-item>
          <text:p text:style-name="P14"><text:span text:style-name="Strong_20_Emphasis"><text:span text:style-name="T2">Gestión de Contenido:</text:span></text:span></text:p>
          <text:list>
            <text:list-item>
              <text:p text:style-name="P14"><text:span text:style-name="T2">Registrar nuevos </text:span><text:span text:style-name="Strong_20_Emphasis"><text:span text:style-name="T2">Desafíos</text:span></text:span><text:span text:style-name="T2"> predefinidos.</text:span></text:p>
            </text:list-item>
            <text:list-item>
              <text:p text:style-name="P14"><text:span text:style-name="T2">Registrar nuevos </text:span><text:span text:style-name="Strong_20_Emphasis"><text:span text:style-name="T2">Ejercicios</text:span></text:span><text:span text:style-name="T2"> y grupos musculares en la base de datos.</text:span></text:p>
            </text:list-item>
          </text:list>
        </text:list-item>
        <text:list-item>
          <text:p text:style-name="P14"><text:span text:style-name="Strong_20_Emphasis"><text:span text:style-name="T2">Moderación de Usuarios:</text:span></text:span></text:p>
          <text:list>
            <text:list-item>
              <text:p text:style-name="P15">Capacidad para bloquear o eliminar cuentas de usuario.</text:p>
            </text:list-item>
          </text:list>
        </text:list-item>
        <text:list-item>
          <text:p text:style-name="P14"><text:span text:style-name="Strong_20_Emphasis"><text:span text:style-name="T2">Sistema de Reportes:</text:span></text:span></text:p>
          <text:list>
            <text:list-item>
              <text:p text:style-name="P15">Gestión y revisión de reportes enviados por los usuarios (contenido inapropiado, conflictos, spam).</text:p>
            </text:list-item>
          </text:list>
        </text:list-item>
      </text:list>
      <text:p text:style-name="P16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fo:font-weight="bold" officeooo:rsid="001519ef" officeooo:paragraph-rsid="001519ef" fo:background-color="#729fcf" style:font-weight-asian="bold" style:font-weight-complex="bold"/>
    </style:style>
    <style:style style:name="MP2" style:family="paragraph" style:parent-style-name="Footer">
      <style:text-properties fo:color="#ffffff" loext:opacity="100%" officeooo:paragraph-rsid="00153f6c" fo:background-color="#729fcf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34479a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/>TAREA<text:tab/>2 DAW<text:tab/>Juan Francisco Cortejosa </text:p>
      </style:header>
      <style:footer>
        <text:p text:style-name="MP2"><text:span text:style-name="MT1">DAW <text:tab/></text:span><text:span text:style-name="MT2">Proyecto</text:span><text:tab/><text:span text:style-name="MT1"><text:page-number text:select-page="current">3</text:page-number></text:span><text:span text:style-name="MT1">/</text:span><text:span text:style-name="MT1"><text:page-count>3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6:19:11.509685800</meta:creation-date>
    <dc:date>2025-12-16T21:20:26.933770400</dc:date>
    <meta:editing-duration>PT1H56M18S</meta:editing-duration>
    <meta:editing-cycles>32</meta:editing-cycles>
    <meta:generator>LibreOffice/25.8.3.2$Windows_X86_64 LibreOffice_project/8ca8d55c161d602844f5428fa4b58097424e324e</meta:generator>
    <meta:print-date>2025-12-16T21:14:37.818135500</meta:print-date>
    <meta:printed-by>Archivos PDF</meta:printed-by>
    <meta:document-statistic meta:table-count="0" meta:image-count="0" meta:object-count="0" meta:page-count="3" meta:paragraph-count="78" meta:word-count="617" meta:character-count="4009" meta:non-whitespace-character-count="3529"/>
  </office:meta>
</office:document-meta>
</file>